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end" style:justify-single-word="false"/>
      <style:text-properties officeooo:rsid="001324e6" officeooo:paragraph-rsid="001324e6"/>
    </style:style>
    <style:style style:name="P2" style:family="paragraph" style:parent-style-name="Standard">
      <style:paragraph-properties fo:text-align="start" style:justify-single-word="false"/>
      <style:text-properties officeooo:rsid="001324e6" officeooo:paragraph-rsid="001324e6"/>
    </style:style>
    <style:style style:name="P3" style:family="paragraph" style:parent-style-name="Standard">
      <style:paragraph-properties fo:text-align="start" style:justify-single-word="false"/>
      <style:text-properties officeooo:rsid="001324e6" officeooo:paragraph-rsid="0016c130"/>
    </style:style>
    <style:style style:name="P4" style:family="paragraph" style:parent-style-name="Standard">
      <style:paragraph-properties fo:text-align="start" style:justify-single-word="false"/>
      <style:text-properties officeooo:rsid="0013823f" officeooo:paragraph-rsid="0013823f"/>
    </style:style>
    <style:style style:name="P5" style:family="paragraph" style:parent-style-name="Standard">
      <style:paragraph-properties fo:text-align="start" style:justify-single-word="false"/>
      <style:text-properties officeooo:rsid="0013823f" officeooo:paragraph-rsid="0016c130"/>
    </style:style>
    <style:style style:name="P6" style:family="paragraph" style:parent-style-name="Standard">
      <style:paragraph-properties fo:text-align="start" style:justify-single-word="false"/>
      <style:text-properties officeooo:rsid="0014db13" officeooo:paragraph-rsid="0014db13"/>
    </style:style>
    <style:style style:name="P7" style:family="paragraph" style:parent-style-name="Standard">
      <style:paragraph-properties fo:text-align="start" style:justify-single-word="false"/>
      <style:text-properties officeooo:rsid="001763dd" officeooo:paragraph-rsid="001763dd"/>
    </style:style>
    <style:style style:name="P8" style:family="paragraph" style:parent-style-name="Standard">
      <style:paragraph-properties fo:text-align="start" style:justify-single-word="false"/>
      <style:text-properties fo:font-weight="bold" officeooo:rsid="001763dd" officeooo:paragraph-rsid="001763dd" style:font-weight-asian="bold" style:font-weight-complex="bold"/>
    </style:style>
    <style:style style:name="P9" style:family="paragraph" style:parent-style-name="Standard">
      <style:paragraph-properties fo:text-align="start" style:justify-single-word="false"/>
      <style:text-properties fo:font-weight="bold" officeooo:rsid="0013823f" officeooo:paragraph-rsid="0013823f" style:font-weight-asian="bold" style:font-weight-complex="bold"/>
    </style:style>
    <style:style style:name="P10" style:family="paragraph" style:parent-style-name="Standard">
      <style:paragraph-properties fo:text-align="start" style:justify-single-word="false"/>
      <style:text-properties fo:font-weight="bold" officeooo:rsid="0014db13" officeooo:paragraph-rsid="0014db13" style:font-weight-asian="bold" style:font-weight-complex="bold"/>
    </style:style>
    <style:style style:name="P11" style:family="paragraph" style:parent-style-name="Standard">
      <style:paragraph-properties fo:text-align="start" style:justify-single-word="false"/>
      <style:text-properties fo:font-weight="bold" officeooo:rsid="001324e6" officeooo:paragraph-rsid="001324e6" style:font-weight-asian="bold" style:font-weight-complex="bold"/>
    </style:style>
    <style:style style:name="P12" style:family="paragraph" style:parent-style-name="Standard">
      <style:paragraph-properties fo:text-align="center" style:justify-single-word="false"/>
      <style:text-properties fo:font-size="20pt" fo:font-style="italic" style:text-underline-style="solid" style:text-underline-width="auto" style:text-underline-color="font-color" officeooo:rsid="001763dd" officeooo:paragraph-rsid="001763dd" style:font-size-asian="20pt" style:font-style-asian="italic" style:font-size-complex="20pt" style:font-style-complex="italic"/>
    </style:style>
    <style:style style:name="P13" style:family="paragraph" style:parent-style-name="Standard">
      <style:paragraph-properties fo:text-align="start" style:justify-single-word="false"/>
      <style:text-properties officeooo:rsid="0013823f" officeooo:paragraph-rsid="0013823f"/>
    </style:style>
    <style:style style:name="T1" style:family="text">
      <style:text-properties officeooo:rsid="0013823f"/>
    </style:style>
    <style:style style:name="T2" style:family="text">
      <style:text-properties officeooo:rsid="0014db13"/>
    </style:style>
    <style:style style:name="T3" style:family="text">
      <style:text-properties officeooo:rsid="0016c130"/>
    </style:style>
    <style:style style:name="T4" style:family="text">
      <style:text-properties officeooo:rsid="001763dd"/>
    </style:style>
    <style:style style:name="T5" style:family="text">
      <style:text-properties officeooo:rsid="0017db34"/>
    </style:style>
    <style:style style:name="T6" style:family="text">
      <style:text-properties officeooo:rsid="0017e483"/>
    </style:style>
    <style:style style:name="T7" style:family="text">
      <style:text-properties officeooo:rsid="0019493e"/>
    </style:style>
    <style:style style:name="T8" style:family="text">
      <style:text-properties officeooo:rsid="001a15d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9.09.2019</text:p>
      <text:p text:style-name="P2"/>
      <text:p text:style-name="P12">Tagebuch Abschlußprojekt</text:p>
      <text:p text:style-name="P2"/>
      <text:p text:style-name="P2">Nach dem das Projekt nun so schleppend voran geht, habe ich mich entschlossen, eine strukturierte Vorangehensweise zu wählen, um Tagesziele abzustecken, gemäßigten Druck aufzubauen und auch Dinge zu schaffen. Eine lose bzw. schwebende Vorgehensweise, hatte bei diesem termingesetzten Projekt keinen Erfolg. Heute geht es mit Struktur weiter, wie es mir schon vor Monaten <text:span text:style-name="T1">von vielen Personen</text:span> vorgeschlagen wurde.</text:p>
      <text:p text:style-name="P2"/>
      <text:p text:style-name="P11">Mo 09.09.20119:</text:p>
      <text:p text:style-name="P2"/>
      <text:p text:style-name="P2">- Ziel ist es, eine Übersicht zu bekommen, was fertig ist und was fehlt.</text:p>
      <text:p text:style-name="P2">- <text:span text:style-name="T3">Abmaße für Torsten</text:span> </text:p>
      <text:p text:style-name="P2">- <text:span text:style-name="T3">Steckerbelgung in KiCad neu machen, 2x 15pol oder 1x 25pol???</text:span></text:p>
      <text:p text:style-name="P3">- Bauteile bei Reichelt Elektronik raussuchen und bestellen:</text:p>
      <text:p text:style-name="P3"><text:tab/><text:tab/>- Spule 100µH</text:p>
      <text:p text:style-name="P3"><text:tab/><text:tab/>- Keramikkondensator 47nF, 100nF</text:p>
      <text:p text:style-name="P3"><text:tab/><text:tab/>- Stiftleiste</text:p>
      <text:p text:style-name="P3"><text:tab/><text:tab/>- SubD-Stecker 15pol</text:p>
      <text:p text:style-name="P3"><text:tab/><text:tab/>- Lautsprecherkabel 2-adrig</text:p>
      <text:p text:style-name="P3"><text:tab/><text:tab/>-</text:p>
      <text:p text:style-name="P3">- <text:span text:style-name="T6">Steffi‘s Idee mit Dropbox ist vlt doch gut, klären ob Debian/Ubuntu Dropbox kann</text:span></text:p>
      <text:p text:style-name="P3"/>
      <text:p text:style-name="P9">Di 10.09.2019:</text:p>
      <text:p text:style-name="P4"/>
      <text:p text:style-name="P4">- Tagebuch anlegen, Road Map festlegen bis zum nächsten Treffen</text:p>
      <text:p text:style-name="P4">- <text:span text:style-name="T3">Board testen</text:span></text:p>
      <text:p text:style-name="P5">- zweite Pumpe in Betrieb nehmen</text:p>
      <text:p text:style-name="P5">- <text:span text:style-name="T5">Treffen mit Herrn Tepe → Fragen klären</text:span></text:p>
      <text:p text:style-name="P4"/>
      <text:p text:style-name="P10">Mi 11.09.2019:</text:p>
      <text:p text:style-name="P6"/>
      <text:p text:style-name="P6">- Boris helfen – keine Projektarbeit</text:p>
      <text:p text:style-name="P4"/>
      <text:p text:style-name="P9">Do 12.09.2019:</text:p>
      <text:p text:style-name="P4"/>
      <text:p text:style-name="P4">- LEDs testen</text:p>
      <text:p text:style-name="P4">- LEDs mit Helligkeitssensor in Betrieb nehmen</text:p>
      <text:p text:style-name="P4">- <text:span text:style-name="T2">alle Relais anschließen</text:span></text:p>
      <text:p text:style-name="P4"/>
      <text:p text:style-name="P9">Fr 13.09.2019:</text:p>
      <text:p text:style-name="P4"/>
      <text:p text:style-name="P4">- <text:span text:style-name="T7">Magnetsensor testen</text:span></text:p>
      <text:p text:style-name="P4">- <text:span text:style-name="T8">Arduino IDE unter Debian einrichten spezielle LCD-lib und DHT-lib, unter Ubuntu läuft es gut.</text:span></text:p>
      <text:p text:style-name="P4"/>
      <text:p text:style-name="P4"/>
      <text:p text:style-name="P4"/>
      <text:p text:style-name="P4"/>
      <text:p text:style-name="P4"/>
      <text:p text:style-name="P4"/>
      <text:p text:style-name="P4"/>
      <text:p text:style-name="P9"><text:soft-page-break/>Mo 16.09.2019:</text:p>
      <text:p text:style-name="P4"/>
      <text:p text:style-name="P4">- <text:span text:style-name="T4">Splint testen</text:span></text:p>
      <text:p text:style-name="P4">- <text:span text:style-name="T4">Doxygen machen</text:span></text:p>
      <text:p text:style-name="P4">-</text:p>
      <text:p text:style-name="P4"/>
      <text:p text:style-name="P4"/>
      <text:p text:style-name="P9">Di 17.09.2019:</text:p>
      <text:p text:style-name="P4"/>
      <text:p text:style-name="P4">- <text:span text:style-name="T4">Taster als Interrupt</text:span></text:p>
      <text:p text:style-name="P4"/>
      <text:p text:style-name="P8">Mi 18.09.2019:</text:p>
      <text:p text:style-name="P7"/>
      <text:p text:style-name="P7">- Funtionen in Datei auslagern</text:p>
      <text:p text:style-name="P7"/>
      <text:p text:style-name="P8">Do 19.09.2019:</text:p>
      <text:p text:style-name="P7"/>
      <text:p text:style-name="P7">- Funtionen in Datei auslagern</text:p>
      <text:p text:style-name="P7"/>
      <text:p text:style-name="P8">Fr 20.09.2019:</text:p>
      <text:p text:style-name="P7"/>
      <text:p text:style-name="P7">- fre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0T09:28:23.569967586</meta:creation-date>
    <meta:generator>LibreOffice/6.1.5.2$Linux_X86_64 LibreOffice_project/10$Build-2</meta:generator>
    <dc:date>2019-09-10T10:18:02.527543935</dc:date>
    <meta:editing-duration>PT47M23S</meta:editing-duration>
    <meta:editing-cycles>10</meta:editing-cycles>
    <meta:document-statistic meta:table-count="0" meta:image-count="0" meta:object-count="0" meta:page-count="2" meta:paragraph-count="41" meta:word-count="235" meta:character-count="1508" meta:non-whitespace-character-count="1299"/>
  </office:meta>
</office:document-meta>
</file>